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54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3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2" style:family="table-cell" style:parent-style-name="Default" style:data-style-name="N0"/>
    <style:style style:name="ce3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103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9" style:family="table-cell" style:parent-style-name="Default" style:data-style-name="N103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0" style:family="table-cell" style:parent-style-name="Default" style:data-style-name="N0">
      <style:table-cell-properties fo:background-color="#a6a6a6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36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3" style:family="table-cell" style:parent-style-name="Default" style:data-style-name="N37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7" table:default-cell-style-name="ce7"/>
        <table:table-column table:style-name="co7" table:default-cell-style-name="ce7"/>
        <table:table-row table:style-name="ro1">
          <table:table-cell table:style-name="ce1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>
            <text:p>These hours have been counted once the delivery of the wiki has been made</text:p>
          </table:table-cell>
          <table:table-cell table:style-name="ce2" table:number-columns-repeated="5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Person Average</text:p>
          </table:table-cell>
          <table:table-cell table:style-name="ce3" office:value-type="string">
            <text:p>Estimated Total Time</text:p>
          </table:table-cell>
          <table:table-cell table:style-name="ce3" office:value-type="string">
            <text:p>Real Total Time</text:p>
          </table:table-cell>
          <table:table-cell table:style-name="ce10" office:value-type="string">
            <text:p>Average error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Rafa</text:p>
          </table:table-cell>
          <table:table-cell table:style-name="ce5" office:value-type="string">
            <text:p>27:10 h</text:p>
          </table:table-cell>
          <table:table-cell table:style-name="ce5" office:value-type="string">
            <text:p>32:05 h</text:p>
          </table:table-cell>
          <table:table-cell table:style-name="ce11" office:value-type="string">
            <text:p>-15.44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Jose</text:p>
          </table:table-cell>
          <table:table-cell table:style-name="ce5" office:value-type="string">
            <text:p>36:45 h</text:p>
          </table:table-cell>
          <table:table-cell table:style-name="ce5" office:value-type="string">
            <text:p>50:15 h</text:p>
          </table:table-cell>
          <table:table-cell table:style-name="ce11" office:value-type="string">
            <text:p>-27.31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Ferran</text:p>
          </table:table-cell>
          <table:table-cell table:style-name="ce5" office:value-type="string">
            <text:p>36:30 h</text:p>
          </table:table-cell>
          <table:table-cell table:style-name="ce5" office:value-type="string">
            <text:p>47:00 h</text:p>
          </table:table-cell>
          <table:table-cell table:style-name="ce11" office:value-type="string">
            <text:p>-22.76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>
            <text:p>Adria</text:p>
          </table:table-cell>
          <table:table-cell table:style-name="ce5" office:value-type="string">
            <text:p>17:10 h</text:p>
          </table:table-cell>
          <table:table-cell table:style-name="ce5" office:value-type="string">
            <text:p>23:30 h</text:p>
          </table:table-cell>
          <table:table-cell table:style-name="ce11" office:value-type="string">
            <text:p>-26.60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3" office:value-type="string">
            <text:p>Tasca</text:p>
          </table:table-cell>
          <table:table-cell table:style-name="ce3" office:value-type="string">
            <text:p>Persona Encarregada</text:p>
          </table:table-cell>
          <table:table-cell table:style-name="ce3" office:value-type="string">
            <text:p>Estimated Task Time</text:p>
          </table:table-cell>
          <table:table-cell table:style-name="ce3" office:value-type="string">
            <text:p>Real Task Time</text:p>
          </table:table-cell>
          <table:table-cell table:style-name="ce10" office:value-type="string">
            <text:p>Data d'implementació</text:p>
          </table:table-cell>
          <table:table-cell table:style-name="ce10" office:value-type="string">
            <text:p>Difference between estimated and real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2">
          <table:table-cell table:style-name="ce4" office:value-type="string">
            <text:p>Make background module for the scroll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3-29">
            <text:p>29/03/2019</text:p>
          </table:table-cell>
          <table:table-cell table:style-name="ce12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music to modules</text:p>
          </table:table-cell>
          <table:table-cell table:style-name="ce4" office:value-type="string">
            <text:p>Ferran, Jose, Adriá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Jum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30 h</text:p>
          </table:table-cell>
          <table:table-cell table:style-name="ce11" office:value-type="date" office:date-value="2019-04-01">
            <text:p>01/04/2019</text:p>
          </table:table-cell>
          <table:table-cell table:style-name="ce11" office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Add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2h</text:p>
          </table:table-cell>
          <table:table-cell table:style-name="ce11" office:value-type="date" office:date-value="2019-04-04">
            <text:p>04/04/2019</text:p>
          </table:table-cell>
          <table:table-cell table:style-name="ce11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3">
          <table:table-cell table:style-name="ce4" office:value-type="string">
            <text:p>Add Module Player 2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4-04">
            <text:p>04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4" office:value-type="string">
            <text:p>Hitbox hdk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0:30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Hit the opponent with hdk and animation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1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players collide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state machin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9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Players shouldnt move beyond camera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5h</text:p>
          </table:table-cell>
          <table:table-cell table:style-name="ce5" office:value-type="string">
            <text:p>0:20h</text:p>
          </table:table-cell>
          <table:table-cell table:style-name="ce11" office:value-type="date" office:date-value="2019-04-08">
            <text:p>08/04/2019</text:p>
          </table:table-cell>
          <table:table-cell table:style-name="ce11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background collider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45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4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Fade out fade i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0:45 h</text:p>
          </table:table-cell>
          <table:table-cell table:style-name="ce11" office:value-type="date" office:date-value="2019-04-07">
            <text:p>07/04/2019</text:p>
          </table:table-cell>
          <table:table-cell table:style-name="ce11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olliders detection</text:p>
          </table:table-cell>
          <table:table-cell table:style-name="ce5" office:value-type="string">
            <text:p>Adriá</text:p>
          </table:table-cell>
          <table:table-cell table:style-name="ce8" office:value-type="string">
            <text:p>0:30 h</text:p>
          </table:table-cell>
          <table:table-cell table:style-name="ce5" office:value-type="string">
            <text:p>1:1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detection formula</text:p>
          </table:table-cell>
          <table:table-cell table:style-name="ce5" office:value-type="string">
            <text:p>Adrià</text:p>
          </table:table-cell>
          <table:table-cell table:number-columns-repeated="2" table:style-name="ce5" office:value-type="string">
            <text:p>0:20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ed camera scrolling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-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Improving “add bounds to stage” function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15h</text:p>
          </table:table-cell>
          <table:table-cell table:style-name="ce11" office:value-type="date" office:date-value="2019-04-11">
            <text:p>11/04/2019</text:p>
          </table:table-cell>
          <table:table-cell table:style-name="ce11" office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Layout final project to do the tasks of Handout 5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:30 h</text:p>
          </table:table-cell>
          <table:table-cell table:style-name="ce4" office:value-type="string">
            <text:p>2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3">
          <table:table-cell table:style-name="ce4" office:value-type="string">
            <text:p>Make Welcome Pag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ake End Battle Scree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Correct commit errors Ferrá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-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3-31">
            <text:p>31/03/2019</text:p>
          </table:table-cell>
          <table:table-cell table:style-name="ce12" office:value-type="string">
            <text:p>-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ake the time of the animations count by frames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1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logic to have different hitboxes in each fram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3:00 h</text:p>
          </table:table-cell>
          <table:table-cell table:style-name="ce4" office:value-type="string">
            <text:p>3:30 h</text:p>
          </table:table-cell>
          <table:table-cell table:style-name="ce12" office:value-type="date" office:date-value="2019-04-13">
            <text:p>13/04/2019</text:p>
          </table:table-cell>
          <table:table-cell table:style-name="ce12" office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Ken stage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3:00 h</text:p>
          </table:table-cell>
          <table:table-cell table:style-name="ce5" office:value-type="string">
            <text:p>5:00 h</text:p>
          </table:table-cell>
          <table:table-cell table:style-name="ce11" office:value-type="date" office:date-value="2019-04-09">
            <text:p>09/04/2019</text:p>
          </table:table-cell>
          <table:table-cell table:style-name="ce11" office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General improvement of cod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1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4-10">
            <text:p>10/04/19</text:p>
          </table:table-cell>
          <table:table-cell table:style-name="ce13" office:value-type="string">
            <text:p>0:3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Add objet frame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0:20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14">
            <text:p>14/04/19</text:p>
          </table:table-cell>
          <table:table-cell table:style-name="ce14" office:value-type="string">
            <text:p>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Fix Camera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3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aking collisions with projectile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07">
            <text:p>07/04/2019</text:p>
          </table:table-cell>
          <table:table-cell table:style-name="ce12" office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Change module Honda for Saga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hit type in collider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08">
            <text:p>08/04/2019</text:p>
          </table:table-cell>
          <table:table-cell table:style-name="ce12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Fix hitbox Hadoken Player 2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06">
            <text:p>06/04/2019</text:p>
          </table:table-cell>
          <table:table-cell table:style-name="ce12" office:value-type="string">
            <text:p>-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Put frames of each moveme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11">
            <text:p>11/04/2019</text:p>
          </table:table-cell>
          <table:table-cell table:style-name="ce12" office:value-type="string">
            <text:p>-3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Fix objects in the front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0 h</text:p>
          </table:table-cell>
          <table:table-cell table:style-name="ce12" office:value-type="date" office:date-value="2019-04-12">
            <text:p>12/04/2019</text:p>
          </table:table-cell>
          <table:table-cell table:style-name="ce12" office:value-type="string">
            <text:p>-0:10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Fix collisions with wall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2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Implement state machine in Player 2</text:p>
          </table:table-cell>
          <table:table-cell table:style-name="ce4" office:value-type="string">
            <text:p>Ferran, Jose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2:30 h</text:p>
          </table:table-cell>
          <table:table-cell table:style-name="ce12" office:value-type="date" office:date-value="2019-04-14">
            <text:p>14/04/2019</text:p>
          </table:table-cell>
          <table:table-cell table:style-name="ce12" office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odule font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Semi-implementation of the time marker</text:p>
          </table:table-cell>
          <table:table-cell table:style-name="ce4" office:value-type="string">
            <text:p>Ferran</text:p>
          </table:table-cell>
          <table:table-cell table:number-columns-repeated="2" table:style-name="ce4" office:value-type="string">
            <text:p>3 h</text:p>
          </table:table-cell>
          <table:table-cell table:style-name="ce12" office:value-type="date" office:date-value="2019-04-15">
            <text:p>15/04/2019</text:p>
          </table:table-cell>
          <table:table-cell table:style-name="ce12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>
            <text:p>Add logic to add and remove the hitboxes of each frame in the charact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ght Timer</text:p>
          </table:table-cell>
          <table:table-cell table:style-name="ce4" office:value-type="string">
            <text:p>Jose, Ferran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0:20 h</text:p>
          </table:table-cell>
          <table:table-cell table:style-name="ce13" office:value-type="date" office:date-value="2019-04-16">
            <text:p>16/04/19</text:p>
          </table:table-cell>
          <table:table-cell table:style-name="ce13" office:value-type="string">
            <text:p>-0:4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Change orientation hadoken player 2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 h</text:p>
          </table:table-cell>
          <table:table-cell table:style-name="ce14" office:value-type="date" office:date-value="2019-04-16">
            <text:p>16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Implementation of the UI and Blit of the KO ic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3 h</text:p>
          </table:table-cell>
          <table:table-cell table:style-name="ce12" office:value-type="date" office:date-value="2019-04-16">
            <text:p>16/04/2019</text:p>
          </table:table-cell>
          <table:table-cell table:style-name="ce12" office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Treatment of time of task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1" office:value-type="date" office:date-value="2019-04-14">
            <text:p>14/04/2019</text:p>
          </table:table-cell>
          <table:table-cell table:style-name="ce11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Move the images of the wiki to the new assets folder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0:30 h</text:p>
          </table:table-cell>
          <table:table-cell table:style-name="ce13" office:value-type="date" office:date-value="2019-04-17">
            <text:p>17/04/19</text:p>
          </table:table-cell>
          <table:table-cell table:style-name="ce13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smart camera</text:p>
          </table:table-cell>
          <table:table-cell table:style-name="ce4" office:value-type="string">
            <text:p>Jose, Adri, Ferran</text:p>
          </table:table-cell>
          <table:table-cell table:number-columns-repeated="2" table:style-name="ce4" office:value-type="string">
            <text:p>3 h</text:p>
          </table:table-cell>
          <table:table-cell table:style-name="ce13" office:value-type="date" office:date-value="2019-04-18">
            <text:p>18/04/19</text:p>
          </table:table-cell>
          <table:table-cell table:style-name="ce13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Recompose the UI spritesheet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4 h</text:p>
          </table:table-cell>
          <table:table-cell table:style-name="ce12" office:value-type="date" office:date-value="2019-04-18">
            <text:p>18/04/2019</text:p>
          </table:table-cell>
          <table:table-cell table:style-name="ce12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Life bar implement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5 h</text:p>
          </table:table-cell>
          <table:table-cell table:style-name="ce4" office:value-type="string">
            <text:p>2 h</text:p>
          </table:table-cell>
          <table:table-cell table:style-name="ce12" office:value-type="date" office:date-value="2019-04-19">
            <text:p>19/04/2019</text:p>
          </table:table-cell>
          <table:table-cell table:style-name="ce12" office:value-type="string">
            <text:p>-3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 pivots to each animation and add correct frame count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5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Trying to fix camera (NOT SUCCESSFUL)</text:p>
          </table:table-cell>
          <table:table-cell table:style-name="ce5" office:value-type="string">
            <text:p>Adria, 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collision boxes to standing, forwards, backward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19">
            <text:p>19/04/19</text:p>
          </table:table-cell>
          <table:table-cell table:style-name="ce14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camera (provisional, but working as intended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1:20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ing stage sizes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5" office:value-type="string">
            <text:p>Adding/Fixing Animations (idle, fwd,back,crouch,crouching,standing)</text:p>
          </table:table-cell>
          <table:table-cell table:style-name="ce5" office:value-type="string">
            <text:p>Adria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3h</text:p>
          </table:table-cell>
          <table:table-cell table:style-name="ce14" office:value-type="date" office:date-value="2019-04-21">
            <text:p>21/04/19</text:p>
          </table:table-cell>
          <table:table-cell table:style-name="ce14" office:value-type="string">
            <text:p>-1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limits to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1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Repair Countdown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2 h</text:p>
          </table:table-cell>
          <table:table-cell table:style-name="ce13" office:value-type="date" office:date-value="2019-04-22">
            <text:p>22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lip CollisionsBox and pivot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45h</text:p>
          </table:table-cell>
          <table:table-cell table:style-name="ce13" office:value-type="date" office:date-value="2019-04-25">
            <text:p>25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Redo Module Fonts and create module UI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4:30h</text:p>
          </table:table-cell>
          <table:table-cell table:style-name="ce14" office:value-type="date" office:date-value="2019-04-22">
            <text:p>22/04/19</text:p>
          </table:table-cell>
          <table:table-cell table:style-name="ce14" office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dify state box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4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Life bars movement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2h</text:p>
          </table:table-cell>
          <table:table-cell table:style-name="ce14" office:value-type="date" office:date-value="2019-04-26">
            <text:p>26/04/19</text:p>
          </table:table-cell>
          <table:table-cell table:style-name="ce14" office:value-type="string">
            <text:p>1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>
            <text:p>Add Module Fight and put logic to load the stage, player and interface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5:30h</text:p>
          </table:table-cell>
          <table:table-cell table:style-name="ce13" office:value-type="date" office:date-value="2019-04-26">
            <text:p>26/04/19</text:p>
          </table:table-cell>
          <table:table-cell table:style-name="ce13" office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>
            <text:p>Put logic to the UI module so that it works with the fight module and put win and lose condition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6H</text:p>
          </table:table-cell>
          <table:table-cell table:style-name="ce13" office:value-type="date" office:date-value="2019-04-27">
            <text:p>27/04/19</text:p>
          </table:table-cell>
          <table:table-cell table:style-name="ce13" office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animation get up, air reel, win and lose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3 h</text:p>
          </table:table-cell>
          <table:table-cell table:style-name="ce4" office:value-type="string">
            <text:p>5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Calibrate the jump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1:30 h</text:p>
          </table:table-cell>
          <table:table-cell table:style-name="ce12" office:value-type="date" office:date-value="2019-04-27">
            <text:p>27/04/2019</text:p>
          </table:table-cell>
          <table:table-cell table:style-name="ce12" office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Add frames of invulnerability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15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Correct teleportation in the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2" office:value-type="date" office:date-value="2019-04-28">
            <text:p>28/04/2019</text:p>
          </table:table-cell>
          <table:table-cell table:style-name="ce12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Repeat animation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>
            <text:p>Push player without passing the limit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45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audios to the blows of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visibility Hadouken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0 h</text:p>
          </table:table-cell>
          <table:table-cell table:style-name="ce5" office:value-type="string">
            <text:p>1:30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efeat animation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Fix hadoken (together)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15 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Fix jump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bug different damages for both player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15 h</text:p>
          </table:table-cell>
          <table:table-cell table:style-name="ce4" office:value-type="string">
            <text:p>0:15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rop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Fix jumps 2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Fix audio bug in player 2 jump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20 h</text:p>
          </table:table-cell>
          <table:table-cell table:style-name="ce4" office:value-type="string">
            <text:p>0:10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Crouching Reel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Add colliders wall limit of the map and increase the invulnerabilities to 25 frame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1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Win-Lose State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0:30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>
            <text:p>Falling and getting up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1h</text:p>
          </table:table-cell>
          <table:table-cell table:style-name="ce5" office:value-type="string">
            <text:p>0:45 h</text:p>
          </table:table-cell>
          <table:table-cell table:style-name="ce14" office:value-type="date" office:date-value="2019-04-28">
            <text:p>28/04/19</text:p>
          </table:table-cell>
          <table:table-cell table:style-name="ce14" office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reset to animations</text:p>
          </table:table-cell>
          <table:table-cell table:style-name="ce4" office:value-type="string">
            <text:p>Rafa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25 h</text:p>
          </table:table-cell>
          <table:table-cell table:style-name="ce13" office:value-type="date" office:date-value="2019-04-28">
            <text:p>28/04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idle and forward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4" office:value-type="string">
            <text:p>0:45 h</text:p>
          </table:table-cell>
          <table:table-cell table:style-name="ce13" office:value-type="date" office:date-value="2019-05-07">
            <text:p>07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backward, lk and lp animation implemented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2:20 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neutral jump animation implemented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30 h</text:p>
          </table:table-cell>
          <table:table-cell table:style-name="ce9" office:value-type="string">
            <text:p>0:45 h</text:p>
          </table:table-cell>
          <table:table-cell table:style-name="ce13" office:value-type="date" office:date-value="2019-05-08">
            <text:p>08/05/19</text:p>
          </table:table-cell>
          <table:table-cell table:style-name="ce13" office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ding Dhalsim animations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1:30h</text:p>
          </table:table-cell>
          <table:table-cell table:style-name="ce5" office:value-type="string">
            <text:p>2:30h</text:p>
          </table:table-cell>
          <table:table-cell table:style-name="ce14" office:value-type="date" office:date-value="2019-05-08">
            <text:p>08/05/19</text:p>
          </table:table-cell>
          <table:table-cell table:style-name="ce14" office:value-type="string">
            <text:p>1:0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reel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0:55 h</text:p>
          </table:table-cell>
          <table:table-cell table:style-name="ce14" office:value-type="date" office:date-value="2019-05-11">
            <text:p>11/05/19</text:p>
          </table:table-cell>
          <table:table-cell table:style-name="ce13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victory animation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0:40 h</text:p>
          </table:table-cell>
          <table:table-cell table:style-name="ce4" office:value-type="string">
            <text:p>0:30 h</text:p>
          </table:table-cell>
          <table:table-cell table:style-name="ce13" office:value-type="date" office:date-value="2019-05-11">
            <text:p>11/05/19</text:p>
          </table:table-cell>
          <table:table-cell table:style-name="ce13" office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jumping and jumping lk, lp animation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1:55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ake Color variation for Dhalsim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1 h</text:p>
          </table:table-cell>
          <table:table-cell table:style-name="ce5" office:value-type="string">
            <text:p>3 h</text:p>
          </table:table-cell>
          <table:table-cell table:style-name="ce14" office:value-type="date" office:date-value="2019-05-11">
            <text:p>11/05/19</text:p>
          </table:table-cell>
          <table:table-cell table:style-name="ce14" office:value-type="string">
            <text:p>-2:0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d pivot to Dhalsim animations</text:p>
          </table:table-cell>
          <table:table-cell table:style-name="ce4" office:value-type="string">
            <text:p>Rafa</text:p>
          </table:table-cell>
          <table:table-cell table:number-columns-repeated="2" table:style-name="ce4" office:value-type="string">
            <text:p>1 h</text:p>
          </table:table-cell>
          <table:table-cell table:style-name="ce13" office:value-type="date" office:date-value="2019-05-12">
            <text:p>12/05/19</text:p>
          </table:table-cell>
          <table:table-cell table:style-name="ce13" office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ove on Border Characters</text:p>
          </table:table-cell>
          <table:table-cell table:style-name="ce5" office:value-type="string">
            <text:p>Rafa</text:p>
          </table:table-cell>
          <table:table-cell table:style-name="ce5" office:value-type="string">
            <text:p>2 h</text:p>
          </table:table-cell>
          <table:table-cell table:style-name="ce5" office:value-type="string">
            <text:p>3:30 h</text:p>
          </table:table-cell>
          <table:table-cell table:style-name="ce14" office:value-type="date" office:date-value="2019-05-19">
            <text:p>19/05/19</text:p>
          </table:table-cell>
          <table:table-cell table:style-name="ce14" office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halsim HK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0:30h</text:p>
          </table:table-cell>
          <table:table-cell table:style-name="ce5" office:value-type="string">
            <text:p>1h</text:p>
          </table:table-cell>
          <table:table-cell table:style-name="ce14" office:value-type="date" office:date-value="2010-05-17">
            <text:p>17/05/10</text:p>
          </table:table-cell>
          <table:table-cell table:style-name="ce14" office:value-type="string">
            <text:p>-0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close standing and crouching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5 h</text:p>
          </table:table-cell>
          <table:table-cell table:style-name="ce13" office:value-type="date" office:date-value="2019-05-20">
            <text:p>20/05/19</text:p>
          </table:table-cell>
          <table:table-cell table:style-name="ce13" office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Dhalsim Timers (all 6 normals, all 6 cr-normals)</text:p>
          </table:table-cell>
          <table:table-cell table:style-name="ce5" office:value-type="string">
            <text:p>Adrià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4h</text:p>
          </table:table-cell>
          <table:table-cell table:style-name="ce14" office:value-type="date" office:date-value="2019-05-20">
            <text:p>20/05/19</text:p>
          </table:table-cell>
          <table:table-cell table:style-name="ce14" office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justing almost all remaining Dhalsim Timers</text:p>
          </table:table-cell>
          <table:table-cell table:style-name="ce4" office:value-type="string">
            <text:p>Adrià</text:p>
          </table:table-cell>
          <table:table-cell table:number-columns-repeated="2" table:style-name="ce4" office:value-type="string">
            <text:p>4h</text:p>
          </table:table-cell>
          <table:table-cell table:style-name="ce13" office:value-type="date" office:date-value="2019-05-20">
            <text:p>20/05/19</text:p>
          </table:table-cell>
          <table:table-cell table:style-name="ce13" office:value-type="string">
            <text:p>-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djusting / implementing Dhalsim specials and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7 h</text:p>
          </table:table-cell>
          <table:table-cell table:style-name="ce5" office:value-type="string">
            <text:p>6 h</text:p>
          </table:table-cell>
          <table:table-cell table:style-name="ce14" office:value-type="date" office:date-value="2019-05-21">
            <text:p>21/05/19</text:p>
          </table:table-cell>
          <table:table-cell table:style-name="ce14" office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Inputs 8 direcciones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4h</text:p>
          </table:table-cell>
          <table:table-cell table:style-name="ce5" office:value-type="string">
            <text:p>10 h</text:p>
          </table:table-cell>
          <table:table-cell table:style-name="ce14" office:value-type="date" office:date-value="2019-05-16">
            <text:p>16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>
            <text:p>Preparar caja estados para golpes medium, fierce y defender de pie</text:p>
          </table:table-cell>
          <table:table-cell table:style-name="ce4" office:value-type="string">
            <text:p>Jose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7h</text:p>
          </table:table-cell>
          <table:table-cell table:style-name="ce13" office:value-type="date" office:date-value="2019-05-06">
            <text:p>06/05/19</text:p>
          </table:table-cell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Adjust Dhalsim animations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4 h</text:p>
          </table:table-cell>
          <table:table-cell table:style-name="ce4" office:value-type="string">
            <text:p>2:45 h</text:p>
          </table:table-cell>
          <table:table-cell table:style-name="ce13" office:value-type="date" office:date-value="2019-05-21">
            <text:p>21/05/19</text:p>
          </table:table-cell>
          <table:table-cell table:style-name="ce13" office:value-type="string">
            <text:p>1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Arreglar saltos</text:p>
          </table:table-cell>
          <table:table-cell table:style-name="ce5" office:value-type="string">
            <text:p>Jose</text:p>
          </table:table-cell>
          <table:table-cell table:number-columns-repeated="2" table:style-name="ce5" office:value-type="string">
            <text:p>1h</text:p>
          </table:table-cell>
          <table:table-cell table:style-name="ce14" office:value-type="date" office:date-value="2019-05-22">
            <text:p>22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Dhalsim pushback decent state</text:p>
          </table:table-cell>
          <table:table-cell table:style-name="ce4" office:value-type="string">
            <text:p>Adrià</text:p>
          </table:table-cell>
          <table:table-cell table:style-name="ce4" office:value-type="string">
            <text:p>2h</text:p>
          </table:table-cell>
          <table:table-cell table:style-name="ce9" office:value-type="string">
            <text:p>4h</text:p>
          </table:table-cell>
          <table:table-cell table:style-name="ce13" office:value-type="date" office:date-value="2019-05-22">
            <text:p>22/05/19</text:p>
          </table:table-cell>
          <table:table-cell table:style-name="ce13" office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Defending logic</text:p>
          </table:table-cell>
          <table:table-cell table:style-name="ce5" office:value-type="string">
            <text:p>Jose</text:p>
          </table:table-cell>
          <table:table-cell table:style-name="ce5" office:value-type="string">
            <text:p>0:30 h</text:p>
          </table:table-cell>
          <table:table-cell table:style-name="ce5" office:value-type="string">
            <text:p>0:20h</text:p>
          </table:table-cell>
          <table:table-cell table:style-name="ce14" office:value-type="date" office:date-value="2019-05-23">
            <text:p>23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Miscelanious Dhalsim animations</text:p>
          </table:table-cell>
          <table:table-cell table:style-name="ce5" office:value-type="string">
            <text:p>Ferran</text:p>
          </table:table-cell>
          <table:table-cell table:style-name="ce5" office:value-type="string">
            <text:p>1:30 h</text:p>
          </table:table-cell>
          <table:table-cell table:style-name="ce5" office:value-type="string">
            <text:p>2 h</text:p>
          </table:table-cell>
          <table:table-cell table:style-name="ce14" office:value-type="date" office:date-value="2019-05-23">
            <text:p>23/05/19</text:p>
          </table:table-cell>
          <table:table-cell table:style-name="ce13" office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Shadows implementation and ripping</text:p>
          </table:table-cell>
          <table:table-cell table:style-name="ce4" office:value-type="string">
            <text:p>Ferran</text:p>
          </table:table-cell>
          <table:table-cell table:style-name="ce4" office:value-type="string">
            <text:p>2 h</text:p>
          </table:table-cell>
          <table:table-cell table:style-name="ce4" office:value-type="string">
            <text:p>2:50 h</text:p>
          </table:table-cell>
          <table:table-cell table:style-name="ce13" office:value-type="date" office:date-value="2019-05-27">
            <text:p>27/05/19</text:p>
          </table:table-cell>
          <table:table-cell table:style-name="ce13" office:value-type="string">
            <text:p>-0:5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Font creation + misc</text:p>
          </table:table-cell>
          <table:table-cell table:style-name="ce6" office:value-type="string">
            <text:p>Adrià</text:p>
          </table:table-cell>
          <table:table-cell table:style-name="ce6" office:value-type="string">
            <text:p>3h</text:p>
          </table:table-cell>
          <table:table-cell table:style-name="ce6" office:value-type="string">
            <text:p>4:30h</text:p>
          </table:table-cell>
          <table:table-cell table:style-name="ce15" office:value-type="date" office:date-value="2019-05-27">
            <text:p>27/05/19</text:p>
          </table:table-cell>
          <table:table-cell table:style-name="ce6" office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Grabbed</text:p>
          </table:table-cell>
          <table:table-cell table:style-name="ce6" office:value-type="string">
            <text:p>Jose</text:p>
          </table:table-cell>
          <table:table-cell table:style-name="ce6" office:value-type="string">
            <text:p>1 h</text:p>
          </table:table-cell>
          <table:table-cell table:style-name="ce6"/>
          <table:table-cell table:style-name="ce15" office:value-type="date" office:date-value="2019-05-28">
            <text:p>28/05/19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office:value-type="string">
            <text:p>Dhalsim animations timer fix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4 h</text:p>
          </table:table-cell>
          <table:table-cell table:style-name="ce6" office:value-type="string">
            <text:p>5 h</text:p>
          </table:table-cell>
          <table:table-cell table:style-name="ce15" office:value-type="date" office:date-value="2019-05-29">
            <text:p>29/05/19</text:p>
          </table:table-cell>
          <table:table-cell table:style-name="ce6" office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Put grab animation in spritesheets</text:p>
          </table:table-cell>
          <table:table-cell table:style-name="ce6" office:value-type="string">
            <text:p>Ferran</text:p>
          </table:table-cell>
          <table:table-cell table:style-name="ce6" office:value-type="string">
            <text:p>1h</text:p>
          </table:table-cell>
          <table:table-cell table:style-name="ce6" office:value-type="string">
            <text:p>30 h</text:p>
          </table:table-cell>
          <table:table-cell table:style-name="ce15" office:value-type="date" office:date-value="2019-05-28">
            <text:p>28/05/19</text:p>
          </table:table-cell>
          <table:table-cell table:style-name="ce6" office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6" office:value-type="string">
            <text:p>Fonts / Logic / Animation / Misc</text:p>
          </table:table-cell>
          <table:table-cell table:style-name="ce6" office:value-type="string">
            <text:p>Adrià</text:p>
          </table:table-cell>
          <table:table-cell table:number-columns-repeated="2" table:style-name="ce6" office:value-type="string">
            <text:p>5h</text:p>
          </table:table-cell>
          <table:table-cell table:style-name="ce15" office:value-type="date" office:date-value="2019-05-28">
            <text:p>28/05/19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6" office:value-type="string">
            <text:p>Ending Fonts / sfx</text:p>
          </table:table-cell>
          <table:table-cell table:style-name="ce6" office:value-type="string">
            <text:p>Adrià</text:p>
          </table:table-cell>
          <table:table-cell table:style-name="ce6" office:value-type="string">
            <text:p>5h</text:p>
          </table:table-cell>
          <table:table-cell table:style-name="ce6" office:value-type="string">
            <text:p>4:30h</text:p>
          </table:table-cell>
          <table:table-cell table:style-name="ce15" office:value-type="date" office:date-value="2019-05-29">
            <text:p>29/05/19</text:p>
          </table:table-cell>
          <table:table-cell table:style-name="ce6" office:value-type="string">
            <text:p>+0:30h</text:p>
          </table:table-cell>
          <table:table-cell table:style-name="ce6" table:number-columns-repeated="2"/>
          <table:table-cell table:number-columns-repeated="1016"/>
        </table:table-row>
        <table:table-row table:style-name="ro1" table:number-rows-repeated="72">
          <table:table-cell table:style-name="ce6" table:number-columns-repeated="8"/>
          <table:table-cell table:number-columns-repeated="1016"/>
        </table:table-row>
        <table:table-row table:style-name="ro1" table:number-rows-repeated="3">
          <table:table-cell table:style-name="ce6" table:number-columns-repeated="4"/>
          <table:table-cell table:number-columns-repeated="1020"/>
        </table:table-row>
        <table:table-row table:style-name="ro6" table:number-rows-repeated="10483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time-style style:name="N103">
      <number:hours/>
      <number:text>:</number:text>
      <number:minutes number:style="long"/>
    </number:time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34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29/05/2019</text:date>, <text:time>20:53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Adrià Serrano López</dc:creator>
    <dc:date>2019-05-29T20:53:56.67</dc:date>
    <meta:editing-cycles>69</meta:editing-cycles>
    <meta:editing-duration>PT7H28M48S</meta:editing-duration>
    <meta:document-statistic meta:table-count="1" meta:cell-count="668" meta:object-count="0"/>
  </office:meta>
</office:document-meta>
</file>